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cm" fo:margin-bottom="0.499cm" loext:contextual-spacing="false"/>
    </style:style>
    <style:style style:name="P2" style:family="paragraph" style:parent-style-name="Standard">
      <style:paragraph-properties fo:margin-top="0cm" fo:margin-bottom="0.499cm" loext:contextual-spacing="false"/>
      <style:text-properties fo:font-size="18pt" style:font-size-asian="18pt" style:font-size-complex="18pt"/>
    </style:style>
    <style:style style:name="P3" style:family="paragraph" style:parent-style-name="Preformatted_20_Text">
      <style:paragraph-properties fo:margin-top="0cm" fo:margin-bottom="0.499cm" loext:contextual-spacing="false"/>
    </style:style>
    <style:style style:name="P4" style:family="paragraph" style:parent-style-name="Standard">
      <style:paragraph-properties fo:break-before="page"/>
    </style:style>
    <style:style style:name="P5" style:family="paragraph" style:parent-style-name="Standard">
      <style:paragraph-properties fo:break-before="page"/>
      <style:text-properties fo:font-size="18pt" style:font-size-asian="18pt" style:font-size-complex="18pt"/>
    </style:style>
    <style:style style:name="P6" style:family="paragraph" style:parent-style-name="Text_20_body">
      <style:text-properties fo:font-size="18pt" style:font-size-asian="18pt" style:font-size-complex="18pt"/>
    </style:style>
    <style:style style:name="P7" style:family="paragraph" style:parent-style-name="Standard">
      <style:paragraph-properties fo:margin-top="0cm" fo:margin-bottom="0.499cm" loext:contextual-spacing="false"/>
      <style:text-properties fo:font-size="18pt" style:font-size-asian="18pt" style:font-size-complex="18pt"/>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8"/>
    <style:style style:name="P16" style:family="paragraph" style:parent-style-name="Text_20_body" style:list-style-name="L9"/>
    <style:style style:name="P17" style:family="paragraph" style:parent-style-name="Text_20_body" style:list-style-name="L10"/>
    <style:style style:name="P18" style:family="paragraph" style:parent-style-name="Text_20_body" style:list-style-name="L11"/>
    <style:style style:name="P19" style:family="paragraph" style:parent-style-name="Text_20_body" style:list-style-name="L12"/>
    <style:style style:name="P20" style:family="paragraph" style:parent-style-name="Text_20_body" style:list-style-name="L13"/>
    <style:style style:name="P21" style:family="paragraph" style:parent-style-name="Text_20_body" style:list-style-name="L14"/>
    <style:style style:name="P22" style:family="paragraph" style:parent-style-name="Text_20_body" style:list-style-name="L15"/>
    <style:style style:name="P23" style:family="paragraph" style:parent-style-name="Text_20_body" style:list-style-name="L16"/>
    <style:style style:name="P24" style:family="paragraph" style:parent-style-name="Text_20_body" style:list-style-name="L17"/>
    <style:style style:name="P25" style:family="paragraph" style:parent-style-name="Text_20_body" style:list-style-name="L18"/>
    <style:style style:name="P26" style:family="paragraph" style:parent-style-name="Text_20_body" style:list-style-name="L1">
      <style:paragraph-properties fo:margin-top="0cm" fo:margin-bottom="0cm" loext:contextual-spacing="false"/>
    </style:style>
    <style:style style:name="P27" style:family="paragraph" style:parent-style-name="Text_20_body" style:list-style-name="L2">
      <style:paragraph-properties fo:margin-top="0cm" fo:margin-bottom="0cm" loext:contextual-spacing="false"/>
    </style:style>
    <style:style style:name="P28" style:family="paragraph" style:parent-style-name="Text_20_body" style:list-style-name="L3">
      <style:paragraph-properties fo:margin-top="0cm" fo:margin-bottom="0cm" loext:contextual-spacing="false"/>
    </style:style>
    <style:style style:name="P29" style:family="paragraph" style:parent-style-name="Text_20_body" style:list-style-name="L4">
      <style:paragraph-properties fo:margin-top="0cm" fo:margin-bottom="0cm" loext:contextual-spacing="false"/>
    </style:style>
    <style:style style:name="P30" style:family="paragraph" style:parent-style-name="Text_20_body" style:list-style-name="L5">
      <style:paragraph-properties fo:margin-top="0cm" fo:margin-bottom="0cm" loext:contextual-spacing="false"/>
    </style:style>
    <style:style style:name="P31" style:family="paragraph" style:parent-style-name="Text_20_body" style:list-style-name="L8">
      <style:paragraph-properties fo:margin-top="0cm" fo:margin-bottom="0cm" loext:contextual-spacing="false"/>
    </style:style>
    <style:style style:name="P32" style:family="paragraph" style:parent-style-name="Text_20_body" style:list-style-name="L9">
      <style:paragraph-properties fo:margin-top="0cm" fo:margin-bottom="0cm" loext:contextual-spacing="false"/>
    </style:style>
    <style:style style:name="P33" style:family="paragraph" style:parent-style-name="Text_20_body" style:list-style-name="L11">
      <style:paragraph-properties fo:margin-top="0cm" fo:margin-bottom="0cm" loext:contextual-spacing="false"/>
    </style:style>
    <style:style style:name="P34" style:family="paragraph" style:parent-style-name="Text_20_body" style:list-style-name="L12">
      <style:paragraph-properties fo:margin-top="0cm" fo:margin-bottom="0cm" loext:contextual-spacing="false"/>
    </style:style>
    <style:style style:name="P35" style:family="paragraph" style:parent-style-name="Text_20_body" style:list-style-name="L13">
      <style:paragraph-properties fo:margin-top="0cm" fo:margin-bottom="0cm" loext:contextual-spacing="false"/>
    </style:style>
    <style:style style:name="P36" style:family="paragraph" style:parent-style-name="Text_20_body" style:list-style-name="L15">
      <style:paragraph-properties fo:margin-top="0cm" fo:margin-bottom="0cm" loext:contextual-spacing="false"/>
    </style:style>
    <style:style style:name="P37" style:family="paragraph" style:parent-style-name="Text_20_body" style:list-style-name="L16">
      <style:paragraph-properties fo:margin-top="0cm" fo:margin-bottom="0cm" loext:contextual-spacing="false"/>
    </style:style>
    <style:style style:name="T1" style:family="text">
      <style:text-properties fo:font-size="18pt" style:font-size-asian="18pt" style:font-size-complex="18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S Array Functions</text:p>
      <text:p text:style-name="Text_20_body">Not really next-gen JavaScript, but also important: JavaScript array functions like <text:span text:style-name="Source_20_Text">map()</text:span> , <text:span text:style-name="Source_20_Text">filter()</text:span> , <text:span text:style-name="Source_20_Text">reduce() </text:span> etc.</text:p>
      <text:p text:style-name="Text_20_body">You'll see me use them quite a bit since a lot of React concepts rely on working with arrays (in immutable ways).</text:p>
      <text:p text:style-name="Text_20_body">The following page gives a good overview over the various methods you can use on the array prototype - feel free to click through them and refresh your knowledge as required: <text:a xlink:type="simple" xlink:href="https://developer.mozilla.org/en-US/docs/Web/JavaScript/Reference/Global_Objects/Array" office:target-frame-name="_blank" xlink:show="new" text:style-name="Internet_20_link" text:visited-style-name="Visited_20_Internet_20_Link">https://developer.mozilla.org/en-US/docs/Web/JavaScript/Reference/Global_Objects/Array</text:a></text:p>
      <text:p text:style-name="Text_20_body">Particularly important in this course are:</text:p>
      <text:list xml:id="list4102686105" text:style-name="L1">
        <text:list-item>
          <text:p text:style-name="P26"><text:span text:style-name="Source_20_Text">map()</text:span>  =&gt; <text:a xlink:type="simple" xlink:href="https://developer.mozilla.org/en-US/docs/Web/JavaScript/Reference/Global_Objects/Array/map" office:target-frame-name="_blank" xlink:show="new" text:style-name="Internet_20_link" text:visited-style-name="Visited_20_Internet_20_Link">https://developer.mozilla.org/en-US/docs/Web/JavaScript/Reference/Global_Objects/Array/map</text:a></text:p>
        </text:list-item>
        <text:list-item>
          <text:p text:style-name="P26"><text:span text:style-name="Source_20_Text">find()</text:span>  =&gt; <text:a xlink:type="simple" xlink:href="https://developer.mozilla.org/en-US/docs/Web/JavaScript/Reference/Global_Objects/Array/find" office:target-frame-name="_blank" xlink:show="new" text:style-name="Internet_20_link" text:visited-style-name="Visited_20_Internet_20_Link">https://developer.mozilla.org/en-US/docs/Web/JavaScript/Reference/Global_Objects/Array/find</text:a></text:p>
        </text:list-item>
        <text:list-item>
          <text:p text:style-name="P26"><text:span text:style-name="Source_20_Text">findIndex()</text:span>  =&gt; <text:a xlink:type="simple" xlink:href="https://developer.mozilla.org/en-US/docs/Web/JavaScript/Reference/Global_Objects/Array/findIndex" office:target-frame-name="_blank" xlink:show="new" text:style-name="Internet_20_link" text:visited-style-name="Visited_20_Internet_20_Link">https://developer.mozilla.org/en-US/docs/Web/JavaScript/Reference/Global_Objects/Array/findIndex</text:a></text:p>
        </text:list-item>
        <text:list-item>
          <text:p text:style-name="P26"><text:span text:style-name="Source_20_Text">filter()</text:span>  =&gt; <text:a xlink:type="simple" xlink:href="https://developer.mozilla.org/en-US/docs/Web/JavaScript/Reference/Global_Objects/Array/filter" office:target-frame-name="_blank" xlink:show="new" text:style-name="Internet_20_link" text:visited-style-name="Visited_20_Internet_20_Link">https://developer.mozilla.org/en-US/docs/Web/JavaScript/Reference/Global_Objects/Array/filter</text:a></text:p>
        </text:list-item>
        <text:list-item>
          <text:p text:style-name="P26"><text:span text:style-name="Source_20_Text">reduce()</text:span>  =&gt; <text:a xlink:type="simple" xlink:href="https://developer.mozilla.org/en-US/docs/Web/JavaScript/Reference/Global_Objects/Array/Reduce?v=b" office:target-frame-name="_blank" xlink:show="new" text:style-name="Internet_20_link" text:visited-style-name="Visited_20_Internet_20_Link">https://developer.mozilla.org/en-US/docs/Web/JavaScript/Reference/Global_Objects/Array/Reduce?v=b</text:a></text:p>
        </text:list-item>
        <text:list-item>
          <text:p text:style-name="P26"><text:span text:style-name="Source_20_Text">concat()</text:span>  =&gt; <text:a xlink:type="simple" xlink:href="https://developer.mozilla.org/en-US/docs/Web/JavaScript/Reference/Global_Objects/Array/concat?v=b" office:target-frame-name="_blank" xlink:show="new" text:style-name="Internet_20_link" text:visited-style-name="Visited_20_Internet_20_Link">https://developer.mozilla.org/en-US/docs/Web/JavaScript/Reference/Global_Objects/Array/concat?v=b</text:a></text:p>
        </text:list-item>
        <text:list-item>
          <text:p text:style-name="P26"><text:span text:style-name="Source_20_Text">slice()</text:span>  =&gt; <text:a xlink:type="simple" xlink:href="https://developer.mozilla.org/en-US/docs/Web/JavaScript/Reference/Global_Objects/Array/slice" office:target-frame-name="_blank" xlink:show="new" text:style-name="Internet_20_link" text:visited-style-name="Visited_20_Internet_20_Link">https://developer.mozilla.org/en-US/docs/Web/JavaScript/Reference/Global_Objects/Array/slice</text:a></text:p>
        </text:list-item>
        <text:list-item>
          <text:p text:style-name="P8"><text:span text:style-name="Source_20_Text">splice()</text:span>  =&gt; <text:a xlink:type="simple" xlink:href="https://developer.mozilla.org/en-US/docs/Web/JavaScript/Reference/Global_Objects/Array/splice" office:target-frame-name="_blank" xlink:show="new" text:style-name="Internet_20_link" text:visited-style-name="Visited_20_Internet_20_Link">https://developer.mozilla.org/en-US/docs/Web/JavaScript/Reference/Global_Objects/Array/splice</text:a></text:p>
        </text:list-item>
      </text:list>
      <text:p text:style-name="Standard"/>
      <text:p text:style-name="Standard"/>
      <text:p text:style-name="P5">To Which Events Can You Listen?</text:p>
      <text:p text:style-name="Text_20_body">In the last lecture, we saw that you can react to the onClick event - but to which other events can you listen? You can find a list of supported events here: <text:a xlink:type="simple" xlink:href="https://reactjs.org/docs/events.html#supported-events" office:target-frame-name="_blank" xlink:show="new" text:style-name="Internet_20_link" text:visited-style-name="Visited_20_Internet_20_Link">https://reactjs.org/docs/events.html#supported-events</text:a></text:p>
      <text:h text:style-name="Heading_20_4" text:outline-level="4">Clipboard Events</text:h>
      <text:p text:style-name="Text_20_body">Event names:</text:p>
      <text:p text:style-name="P3">onCopy onCut onPaste</text:p>
      <text:p text:style-name="Text_20_body">Properties:</text:p>
      <text:p text:style-name="P3">DOMDataTransfer clipboardData</text:p>
      <text:h text:style-name="Heading_20_4" text:outline-level="4">Composition Events</text:h>
      <text:p text:style-name="Text_20_body">Event names:</text:p>
      <text:p text:style-name="P3">onCompositionEnd onCompositionStart onCompositionUpdate</text:p>
      <text:p text:style-name="Text_20_body">Properties:</text:p>
      <text:p text:style-name="P3">string data</text:p>
      <text:h text:style-name="Heading_20_4" text:outline-level="4">Keyboard Events</text:h>
      <text:p text:style-name="Text_20_body">Event names:</text:p>
      <text:p text:style-name="P3">onKeyDown onKeyPress onKeyUp</text:p>
      <text:p text:style-name="Text_20_body">Properties:</text:p>
      <text:p text:style-name="P3">boolean altKeynumber charCodeboolean ctrlKeyboolean getModifierState(key)string keynumber keyCodestring localenumber locationboolean metaKeyboolean repeatboolean shiftKeynumber which</text:p>
      <text:h text:style-name="Heading_20_4" text:outline-level="4">Focus Events</text:h>
      <text:p text:style-name="Text_20_body">Event names:</text:p>
      <text:p text:style-name="P3">onFocus onBlur</text:p>
      <text:p text:style-name="Text_20_body">These focus events work on all elements in the React DOM, not just form elements.</text:p>
      <text:p text:style-name="Text_20_body">Properties:</text:p>
      <text:p text:style-name="P3">DOMEventTarget relatedTarget</text:p>
      <text:h text:style-name="Heading_20_4" text:outline-level="4">Form Events</text:h>
      <text:p text:style-name="Text_20_body">Event names:</text:p>
      <text:p text:style-name="P3">onChange onInput onInvalid onSubmit</text:p>
      <text:p text:style-name="Text_20_body">For more information about the onChange event, see <text:a xlink:type="simple" xlink:href="https://reactjs.org/docs/forms.html" office:target-frame-name="_blank" xlink:show="new" text:style-name="Internet_20_link" text:visited-style-name="Visited_20_Internet_20_Link">Forms</text:a>.</text:p>
      <text:h text:style-name="Heading_20_4" text:outline-level="4"><text:soft-page-break/>Mouse Events</text:h>
      <text:p text:style-name="Text_20_body">Event names:</text:p>
      <text:p text:style-name="P3">onClick onContextMenu onDoubleClick onDrag onDragEnd onDragEnter onDragExitonDragLeave onDragOver onDragStart onDrop onMouseDown onMouseEnter onMouseLeaveonMouseMove onMouseOut onMouseOver onMouseUp</text:p>
      <text:p text:style-name="Text_20_body">The <text:span text:style-name="Source_20_Text">onMouseEnter</text:span> and <text:span text:style-name="Source_20_Text">onMouseLeave</text:span> events propagate from the element being left to the one being entered instead of ordinary bubbling and do not have a capture phase.</text:p>
      <text:p text:style-name="Text_20_body">Properties:</text:p>
      <text:p text:style-name="P3">boolean altKeynumber buttonnumber buttonsnumber clientXnumber clientYboolean ctrlKeyboolean getModifierState(key)boolean metaKeynumber pageXnumber pageYDOMEventTarget relatedTargetnumber screenXnumber screenYboolean shiftKey</text:p>
      <text:h text:style-name="Heading_20_4" text:outline-level="4">Selection Events</text:h>
      <text:p text:style-name="Text_20_body">Event names:</text:p>
      <text:p text:style-name="P3">onSelect</text:p>
      <text:h text:style-name="Heading_20_4" text:outline-level="4">Touch Events</text:h>
      <text:p text:style-name="Text_20_body">Event names:</text:p>
      <text:p text:style-name="P3">onTouchCancel onTouchEnd onTouchMove onTouchStart</text:p>
      <text:p text:style-name="Text_20_body">Properties:</text:p>
      <text:p text:style-name="P3">boolean altKeyDOMTouchList changedTouchesboolean ctrlKeyboolean getModifierState(key)boolean metaKeyboolean shiftKeyDOMTouchList targetTouchesDOMTouchList touches</text:p>
      <text:h text:style-name="Heading_20_4" text:outline-level="4">UI Events</text:h>
      <text:p text:style-name="Text_20_body">Event names:</text:p>
      <text:p text:style-name="P3">onScroll</text:p>
      <text:p text:style-name="Text_20_body">Properties:</text:p>
      <text:p text:style-name="P3">number detailDOMAbstractView view</text:p>
      <text:h text:style-name="Heading_20_4" text:outline-level="4">Wheel Events</text:h>
      <text:p text:style-name="Text_20_body">Event names:</text:p>
      <text:p text:style-name="P3">onWheel</text:p>
      <text:p text:style-name="Text_20_body">Properties:</text:p>
      <text:p text:style-name="P3">number deltaModenumber deltaXnumber deltaYnumber deltaZ</text:p>
      <text:h text:style-name="Heading_20_4" text:outline-level="4">Media Events</text:h>
      <text:p text:style-name="Text_20_body">Event names:</text:p>
      <text:p text:style-name="P3">onAbort onCanPlay onCanPlayThrough onDurationChange onEmptied onEncryptedonEnded <text:soft-page-break/>onError onLoadedData onLoadedMetadata onLoadStart onPause onPlayonPlaying onProgress onRateChange onSeeked onSeeking onStalled onSuspendonTimeUpdate onVolumeChange onWaiting</text:p>
      <text:h text:style-name="Heading_20_4" text:outline-level="4">Image Events</text:h>
      <text:p text:style-name="Text_20_body">Event names:</text:p>
      <text:p text:style-name="P3">onLoad onError</text:p>
      <text:h text:style-name="Heading_20_4" text:outline-level="4">Animation Events</text:h>
      <text:p text:style-name="Text_20_body">Event names:</text:p>
      <text:p text:style-name="P3">onAnimationStart onAnimationEnd onAnimationIteration</text:p>
      <text:p text:style-name="Text_20_body">Properties:</text:p>
      <text:p text:style-name="P3">string animationNamestring pseudoElementfloat elapsedTime</text:p>
      <text:h text:style-name="Heading_20_4" text:outline-level="4">Transition Events</text:h>
      <text:p text:style-name="Text_20_body">Event names:</text:p>
      <text:p text:style-name="P3">onTransitionEnd</text:p>
      <text:p text:style-name="Text_20_body">Properties:</text:p>
      <text:p text:style-name="P3">string propertyNamestring pseudoElementfloat elapsedTime</text:p>
      <text:h text:style-name="Heading_20_4" text:outline-level="4">Other Events</text:h>
      <text:p text:style-name="Text_20_body">Event names:</text:p>
      <text:p text:style-name="P3">onToggle</text:p>
      <text:p text:style-name="Standard"/>
      <text:p text:style-name="P5">Function Components Naming</text:p>
      <text:p text:style-name="Text_20_body">In the <text:span text:style-name="Strong_20_Emphasis">next lecture</text:span>, we'll learn how to manage state in functional components (instead of class-based components).</text:p>
      <text:p text:style-name="Text_20_body">In case you're getting an error with the code shown in the next lecture, simply assign a capitalized variable name to the variable that holds your functional component.</text:p>
      <text:p text:style-name="Text_20_body"><text:span text:style-name="Strong_20_Emphasis">Example:</text:span></text:p>
      <text:p text:style-name="Text_20_body">Use </text:p>
      <text:p text:style-name="P3">const App = () =&gt; { ... }</text:p>
      <text:p text:style-name="Text_20_body">instead of</text:p>
      <text:p text:style-name="P3">const app = () =&gt; { ... }</text:p>
      <text:p text:style-name="Text_20_body">Technically, that's not required but depending on your project setup, the built-in linter (a code quality checking tool) that comes with create-react-app might not like the lowercase variable name.</text:p>
      <text:p text:style-name="Text_20_body">You can also avoid this by creating projects with the <text:span text:style-name="Strong_20_Emphasis">right react-scripts version</text:span>, which I would <text:span text:style-name="Strong_20_Emphasis">recommend for this course</text:span> anyways (see the <text:a xlink:type="simple" xlink:href="https://www.udemy.com/react-the-complete-guide-incl-redux/learn/lecture/14320208" office:target-frame-name="_blank" xlink:show="new" text:style-name="Internet_20_link" text:visited-style-name="Visited_20_Internet_20_Link">setup video, lecture 26</text:a>)</text:p>
      <text:p text:style-name="P3">create-react-app my-app --scripts-version 1.1.5</text:p>
      <text:p text:style-name="Standard"/>
      <text:p text:style-name="P4">Parsing Query Parameters &amp; the Fragment</text:p>
      <text:p text:style-name="Text_20_body">You learned how to extract route parameters (=&gt; <text:span text:style-name="Source_20_Text">:id</text:span>  etc). </text:p>
      <text:p text:style-name="Text_20_body">But how do you extract <text:span text:style-name="Strong_20_Emphasis">search</text:span> (also referred to as "<text:span text:style-name="Strong_20_Emphasis">query</text:span>") <text:span text:style-name="Strong_20_Emphasis">parameters </text:span>(=&gt; <text:span text:style-name="Source_20_Text">?something=somevalue</text:span>  at the end of the URL)? How do you extract the <text:span text:style-name="Strong_20_Emphasis">fragment</text:span> (=&gt; <text:span text:style-name="Source_20_Text">#something</text:span>  at the end of the URL)?</text:p>
      <text:h text:style-name="Heading_20_4" text:outline-level="4"><text:span text:style-name="Strong_20_Emphasis">Query Params:</text:span></text:h>
      <text:p text:style-name="Text_20_body">You can pass them easily like this:</text:p>
      <text:p text:style-name="Text_20_body"><text:span text:style-name="Source_20_Text">&lt;Link to="/my-path?start=5"&gt;Go to Start&lt;/Link&gt;</text:span> </text:p>
      <text:p text:style-name="Text_20_body">or</text:p>
      <text:p text:style-name="P3">&lt;Link <text:s text:c="4"/>to={{ <text:s text:c="7"/>pathname: '/my-path', <text:s text:c="7"/>search: '?start=5' <text:s text:c="3"/>}} <text:s text:c="3"/>&gt;Go to Start&lt;/Link&gt;</text:p>
      <text:p text:style-name="Text_20_body">React router makes it easy to get access to the search string: <text:span text:style-name="Source_20_Text">props.location.search</text:span> .</text:p>
      <text:p text:style-name="Text_20_body">But that will only give you something like <text:span text:style-name="Source_20_Text">?start=5</text:span> </text:p>
      <text:p text:style-name="Text_20_body">You probably want to get the key-value pair, without the <text:span text:style-name="Source_20_Text">?</text:span>  and the <text:span text:style-name="Source_20_Text">=</text:span> . Here's a snippet which allows you to easily extract that information:</text:p>
      <text:p text:style-name="P3">componentDidMount() { <text:s text:c="3"/>const query = new URLSearchParams(this.props.location.search); <text:s text:c="3"/>for (let param of query.entries()) { <text:s text:c="7"/>console.log(param); // yields ['start', '5'] <text:s text:c="3"/>}}</text:p>
      <text:p text:style-name="Text_20_body"><text:span text:style-name="Source_20_Text">URLSearchParams</text:span>  is a built-in object, shipping with vanilla JavaScript. It returns an object, which exposes the <text:span text:style-name="Source_20_Text">entries()</text:span>  method. <text:span text:style-name="Source_20_Text">entries()</text:span>  returns an Iterator - basically a construct which can be used in a <text:span text:style-name="Source_20_Text">for...of...</text:span>  loop (as shown above).</text:p>
      <text:p text:style-name="Text_20_body">When looping through <text:span text:style-name="Source_20_Text">query.entries()</text:span> , you get <text:span text:style-name="Strong_20_Emphasis">arrays</text:span> where the first element is the <text:span text:style-name="Strong_20_Emphasis">key name</text:span> (e.g. <text:span text:style-name="Source_20_Text">start</text:span> ) and the second element is the assigned <text:span text:style-name="Strong_20_Emphasis">value</text:span> (e.g. <text:span text:style-name="Source_20_Text">5</text:span> ).</text:p>
      <text:h text:style-name="Heading_20_4" text:outline-level="4"><text:span text:style-name="Strong_20_Emphasis">Fragment:</text:span></text:h>
      <text:p text:style-name="Text_20_body">You can pass it easily like this:</text:p>
      <text:p text:style-name="Text_20_body"><text:span text:style-name="Source_20_Text">&lt;Link to="/my-path#start-position"&gt;Go to Start&lt;/Link&gt;</text:span> </text:p>
      <text:p text:style-name="Text_20_body">or</text:p>
      <text:p text:style-name="Preformatted_20_Text">&lt;Link <text:s text:c="4"/>to={{ <text:s text:c="7"/>pathname: '/my-path', <text:s text:c="7"/>hash: 'start-position' <text:s text:c="3"/>}} <text:s text:c="3"/>&gt;Go to Start&lt;/Link&gt;</text:p>
      <text:p text:style-name="Text_20_body">React router makes it easy to extract the fragment. You can simply access <text:span text:style-name="Source_20_Text">props.location.hash</text:span> .</text:p>
      <text:p text:style-name="Standard"/>
      <text:p text:style-name="Standard"/>
      <text:p text:style-name="Standard"/>
      <text:p text:style-name="P4">Immutable Update Patterns</text:p>
      <text:p text:style-name="Text_20_body">Immutable Update Patterns on reduxjs.org: <text:a xlink:type="simple" xlink:href="https://redux.js.org/recipes/structuring-reducers/immutable-update-patterns/" office:target-frame-name="_blank" xlink:show="new" text:style-name="Internet_20_link" text:visited-style-name="Visited_20_Internet_20_Link">https://redux.js.org/recipes/structuring-reducers/immutable-update-patterns/</text:a></text:p>
      <text:h text:style-name="Heading_20_4" text:outline-level="4">Updating Nested Objects</text:h>
      <text:p text:style-name="Text_20_body">The key to updating nested data is <text:span text:style-name="Strong_20_Emphasis">that </text:span><text:span text:style-name="Strong_20_Emphasis"><text:span text:style-name="Emphasis">every</text:span></text:span><text:span text:style-name="Strong_20_Emphasis"> level of nesting must be copied and updated appropriately</text:span>. This is often a difficult concept for those learning Redux, and there are some specific problems that frequently occur when trying to update nested objects. These lead to accidental direct mutation, and should be avoided.</text:p>
      <text:h text:style-name="Heading_20_4" text:outline-level="4">Common Mistake #1: New variables that point to the same objects</text:h>
      <text:p text:style-name="Text_20_body">Defining a new variable does <text:span text:style-name="Emphasis">not</text:span> create a new actual object - it only creates another reference to the same object. An example of this error would be:</text:p>
      <text:p text:style-name="P3">function updateNestedState(state, action) { <text:s text:c="3"/>let nestedState = state.nestedState; <text:s text:c="3"/>// ERROR: this directly modifies the existing object reference - don't do this! <text:s text:c="3"/>nestedState.nestedField = action.data;  <text:s text:c="3"/>return { <text:s text:c="7"/>...state, <text:s text:c="7"/>nestedState <text:s text:c="3"/>};}</text:p>
      <text:p text:style-name="Text_20_body">This function does correctly return a shallow copy of the top-level state object, but because the <text:span text:style-name="Source_20_Text">nestedState</text:span> variable was still pointing at the existing object, the state was directly mutated.</text:p>
      <text:h text:style-name="Heading_20_4" text:outline-level="4">Common Mistake #2: Only making a shallow copy of one level</text:h>
      <text:p text:style-name="Text_20_body">Another common version of this error looks like this:</text:p>
      <text:p text:style-name="P3">function updateNestedState(state, action) { <text:s text:c="3"/>// Problem: this only does a shallow copy! <text:s text:c="3"/>let newState = {...state};  <text:s text:c="3"/>// ERROR: nestedState is still the same object! <text:s text:c="3"/>newState.nestedState.nestedField = action.data;  <text:s text:c="3"/>return newState;}</text:p>
      <text:p text:style-name="Text_20_body">Doing a shallow copy of the top level is <text:span text:style-name="Emphasis">not</text:span> sufficient - the <text:span text:style-name="Source_20_Text">nestedState</text:span> object should be copied as well.</text:p>
      <text:h text:style-name="Heading_20_4" text:outline-level="4">Correct Approach: Copying All Levels of Nested Data</text:h>
      <text:p text:style-name="Text_20_body">Unfortunately, the process of correctly applying immutable updates to deeply nested state can easily become verbose and hard to read. Here's what an example of updating <text:span text:style-name="Source_20_Text">state.first.second[someId].fourth</text:span> might look like:</text:p>
      <text:p text:style-name="P3">function updateVeryNestedField(state, action) { <text:s text:c="3"/>return { <text:s text:c="7"/>...state, <text:s text:c="7"/>first : { <text:s text:c="11"/>...state.first, <text:s text:c="11"/>second : { <text:s text:c="15"/>...state.first.second, <text:s text:c="15"/>[action.someId] : { <text:s text:c="19"/>...state.first.second[action.someId], <text:s text:c="19"/>fourth : action.someValue <text:s text:c="15"/>} <text:s text:c="11"/>} <text:s text:c="7"/>} <text:s text:c="3"/>}}</text:p>
      <text:p text:style-name="Text_20_body">Obviously, each layer of nesting makes this harder to read, and gives more chances to make mistakes. This is one of several reasons why you are encouraged to keep your state flattened, and compose reducers as much as possible.</text:p>
      <text:h text:style-name="Heading_20_4" text:outline-level="4">Inserting and Removing Items in Arrays</text:h>
      <text:p text:style-name="Text_20_body">Normally, a Javascript array's contents are modified using mutative functions like <text:span text:style-name="Source_20_Text">push</text:span>, <text:span text:style-name="Source_20_Text">unshift</text:span>, and <text:span text:style-name="Source_20_Text">splice</text:span>. Since we don't want to mutate state directly in reducers, those <text:soft-page-break/>should normally be avoided. Because of that, you might see "insert" or "remove" behavior written like this:</text:p>
      <text:p text:style-name="P3">function insertItem(array, action) { <text:s text:c="3"/>return [ <text:s text:c="7"/>...array.slice(0, action.index), <text:s text:c="7"/>action.item, <text:s text:c="7"/>...array.slice(action.index) <text:s text:c="3"/>]} function removeItem(array, action) { <text:s text:c="3"/>return [ <text:s text:c="7"/>...array.slice(0, action.index), <text:s text:c="7"/>...array.slice(action.index + 1) <text:s text:c="3"/>];}</text:p>
      <text:p text:style-name="Text_20_body">However, remember that the key is that the <text:span text:style-name="Emphasis">original in-memory reference</text:span> is not modified. <text:span text:style-name="Strong_20_Emphasis">As long as we make a copy first, we can safely mutate the copy</text:span>. Note that this is true for both arrays and objects, but nested values still must be updated using the same rules.</text:p>
      <text:p text:style-name="Text_20_body">This means that we could also write the insert and remove functions like this:</text:p>
      <text:p text:style-name="P3">function insertItem(array, action) { <text:s text:c="3"/>let newArray = array.slice(); <text:s text:c="3"/>newArray.splice(action.index, 0, action.item); <text:s text:c="3"/>return newArray;} function removeItem(array, action) { <text:s text:c="3"/>let newArray = array.slice(); <text:s text:c="3"/>newArray.splice(action.index, 1); <text:s text:c="3"/>return newArray;}</text:p>
      <text:p text:style-name="Text_20_body">The remove function could also be implemented as:</text:p>
      <text:p text:style-name="P3">function removeItem(array, action) { <text:s text:c="3"/>return array.filter( (item, index) =&gt; index !== action.index);}</text:p>
      <text:h text:style-name="Heading_20_4" text:outline-level="4">Updating an Item in an Array</text:h>
      <text:p text:style-name="Text_20_body">Updating one item in an array can be accomplished by using <text:span text:style-name="Source_20_Text">Array.map</text:span>, returning a new value for the item we want to update, and returning the existing values for all other items:</text:p>
      <text:p text:style-name="P3">function updateObjectInArray(array, action) { <text:s text:c="3"/>return array.map( (item, index) =&gt; { <text:s text:c="7"/>if(index !== action.index) { <text:s text:c="11"/>// This isn't the item we care about - keep it as-is <text:s text:c="11"/>return item; <text:s text:c="7"/>}  <text:s text:c="7"/>// Otherwise, this is the one we want - return an updated value <text:s text:c="7"/>return { <text:s text:c="11"/>...item, <text:s text:c="11"/>...action.item <text:s text:c="7"/>}; <text:s text:c="7"/>});}</text:p>
      <text:h text:style-name="Heading_20_4" text:outline-level="4">Immutable Update Utility Libraries</text:h>
      <text:p text:style-name="Text_20_body">Because writing immutable update code can become tedious, there are a number of utility libraries that try to abstract out the process. These libraries vary in APIs and usage, but all try to provide a shorter and more succinct way of writing these updates. Some, like <text:a xlink:type="simple" xlink:href="https://github.com/debitoor/dot-prop-immutable" office:target-frame-name="_blank" xlink:show="new" text:style-name="Internet_20_link" text:visited-style-name="Visited_20_Internet_20_Link">dot-prop-immutable</text:a>, take string paths for commands:</text:p>
      <text:p text:style-name="P3">state = dotProp.set(state, `todos.${index}.complete`, true)</text:p>
      <text:p text:style-name="Text_20_body">Others, like <text:a xlink:type="simple" xlink:href="https://github.com/kolodny/immutability-helper" office:target-frame-name="_blank" xlink:show="new" text:style-name="Internet_20_link" text:visited-style-name="Visited_20_Internet_20_Link">immutability-helper</text:a> (a fork of the now-deprecated React Immutability Helpers addon), use nested values and helper functions:</text:p>
      <text:p text:style-name="P3">var collection = [1, 2, {a: [12, 17, 15]}];var newCollection = update(collection, {2: {a: {$splice: [[1, 1, 13, 14]]}}});</text:p>
      <text:p text:style-name="Text_20_body">They can provide a useful alternative to writing manual immutable update logic.</text:p>
      <text:p text:style-name="Text_20_body"><text:a xlink:type="simple" xlink:href="https://github.com/markerikson/redux-ecosystem-links/blob/master/immutable-data.md#immutable-update-utilities" office:target-frame-name="_blank" xlink:show="new" text:style-name="Internet_20_link" text:visited-style-name="Visited_20_Internet_20_Link">Immutable Data#Immutable Update Utilities</text:a> section of the <text:a xlink:type="simple" xlink:href="https://github.com/markerikson/redux-ecosystem-links" office:target-frame-name="_blank" xlink:show="new" text:style-name="Internet_20_link" text:visited-style-name="Visited_20_Internet_20_Link">Redux Addons Catalog</text:a>.</text:p>
      <text:p text:style-name="Standard"/>
      <text:p text:style-name="P5">Useful Resources &amp; Links</text:p>
      <text:list xml:id="list1665599816" text:style-name="L2">
        <text:list-item>
          <text:p text:style-name="P27">create-react-app: <text:a xlink:type="simple" xlink:href="https://github.com/facebookincubator/create-react-app" office:target-frame-name="_blank" xlink:show="new" text:style-name="Internet_20_link" text:visited-style-name="Visited_20_Internet_20_Link">https://github.com/facebookincubator/create-react-app</text:a></text:p>
        </text:list-item>
        <text:list-item>
          <text:p text:style-name="P27">Introducing JSX: <text:a xlink:type="simple" xlink:href="https://reactjs.org/docs/introducing-jsx.html" office:target-frame-name="_blank" xlink:show="new" text:style-name="Internet_20_link" text:visited-style-name="Visited_20_Internet_20_Link">https://reactjs.org/docs/introducing-jsx.html</text:a></text:p>
        </text:list-item>
        <text:list-item>
          <text:p text:style-name="P27">Rendering Elements: <text:a xlink:type="simple" xlink:href="https://reactjs.org/docs/rendering-elements.html" office:target-frame-name="_blank" xlink:show="new" text:style-name="Internet_20_link" text:visited-style-name="Visited_20_Internet_20_Link">https://reactjs.org/docs/rendering-elements.html</text:a></text:p>
        </text:list-item>
        <text:list-item>
          <text:p text:style-name="P27">Components &amp; Props: <text:a xlink:type="simple" xlink:href="https://reactjs.org/docs/components-and-props.html" office:target-frame-name="_blank" xlink:show="new" text:style-name="Internet_20_link" text:visited-style-name="Visited_20_Internet_20_Link">https://reactjs.org/docs/components-and-props.html</text:a></text:p>
        </text:list-item>
        <text:list-item>
          <text:p text:style-name="P9">Listenable Events: <text:a xlink:type="simple" xlink:href="https://reactjs.org/docs/events.html" office:target-frame-name="_blank" xlink:show="new" text:style-name="Internet_20_link" text:visited-style-name="Visited_20_Internet_20_Link">https://reactjs.org/docs/events.html</text:a></text:p>
        </text:list-item>
      </text:list>
      <text:p text:style-name="P2"/>
      <text:p text:style-name="P2">Useful Resources &amp; Links</text:p>
      <text:list xml:id="list1019759037" text:style-name="L3">
        <text:list-item>
          <text:p text:style-name="P28">Conditional Rendering: <text:a xlink:type="simple" xlink:href="https://reactjs.org/docs/conditional-rendering.html" office:target-frame-name="_blank" xlink:show="new" text:style-name="Internet_20_link" text:visited-style-name="Visited_20_Internet_20_Link">https://reactjs.org/docs/conditional-rendering.html</text:a></text:p>
        </text:list-item>
        <text:list-item>
          <text:p text:style-name="P10">Lists &amp; Keys: <text:a xlink:type="simple" xlink:href="https://reactjs.org/docs/lists-and-keys.html" office:target-frame-name="_blank" xlink:show="new" text:style-name="Internet_20_link" text:visited-style-name="Visited_20_Internet_20_Link">https://reactjs.org/docs/lists-and-keys.html</text:a></text:p>
        </text:list-item>
      </text:list>
      <text:p text:style-name="Standard"/>
      <text:p text:style-name="Standard"/>
      <text:p text:style-name="P2">Useful Resources &amp; Links</text:p>
      <text:list xml:id="list1675964314" text:style-name="L4">
        <text:list-item>
          <text:p text:style-name="P29">Using CSS Modules in create-react-app Projects: <text:a xlink:type="simple" xlink:href="https://medium.com/nulogy/how-to-use-css-modules-with-create-react-app-9e44bec2b5c2" office:target-frame-name="_blank" xlink:show="new" text:style-name="Internet_20_link" text:visited-style-name="Visited_20_Internet_20_Link">https://medium.com/nulogy/how-to-use-css-modules-with-create-react-app-9e44bec2b5c2</text:a></text:p>
        </text:list-item>
        <text:list-item>
          <text:p text:style-name="P11">More information about CSS Modules: <text:a xlink:type="simple" xlink:href="https://github.com/css-modules/css-modules" office:target-frame-name="_blank" xlink:show="new" text:style-name="Internet_20_link" text:visited-style-name="Visited_20_Internet_20_Link">https://github.com/css-modules/css-modules</text:a></text:p>
        </text:list-item>
      </text:list>
      <text:p text:style-name="Standard"/>
      <text:p text:style-name="Standard"/>
      <text:p text:style-name="P2">Useful Resources &amp; Links</text:p>
      <text:list xml:id="list2183117511" text:style-name="L5">
        <text:list-item>
          <text:p text:style-name="P30">Error Boundaries: <text:a xlink:type="simple" xlink:href="https://reactjs.org/docs/error-boundaries.html" office:target-frame-name="_blank" xlink:show="new" text:style-name="Internet_20_link" text:visited-style-name="Visited_20_Internet_20_Link">https://reactjs.org/docs/error-boundaries.html</text:a></text:p>
        </text:list-item>
        <text:list-item>
          <text:p text:style-name="P12">Chrome Devtool Debugging: <text:a xlink:type="simple" xlink:href="https://developers.google.com/web/tools/chrome-devtools/javascript/" office:target-frame-name="_blank" xlink:show="new" text:style-name="Internet_20_link" text:visited-style-name="Visited_20_Internet_20_Link">https://developers.google.com/web/tools/chrome-devtools/javascript/</text:a></text:p>
        </text:list-item>
      </text:list>
      <text:p text:style-name="Standard"/>
      <text:p text:style-name="P2">Useful Resources &amp; Links</text:p>
      <text:list xml:id="list2956366216" text:style-name="L6">
        <text:list-item>
          <text:p text:style-name="P13">More on useEffect(): <text:a xlink:type="simple" xlink:href="https://reactjs.org/docs/hooks-effect.html" office:target-frame-name="_blank" xlink:show="new" text:style-name="Internet_20_link" text:visited-style-name="Visited_20_Internet_20_Link">https://reactjs.org/docs/hooks-effect.html</text:a></text:p>
        </text:list-item>
        <text:list-item>
          <text:p text:style-name="P13">State &amp; Lifecycle: <text:a xlink:type="simple" xlink:href="https://reactjs.org/docs/state-and-lifecycle.html" office:target-frame-name="_blank" xlink:show="new" text:style-name="Internet_20_link" text:visited-style-name="Visited_20_Internet_20_Link">https://reactjs.org/docs/state-and-lifecycle.html</text:a></text:p>
        </text:list-item>
        <text:list-item>
          <text:p text:style-name="P13">PropTypes: <text:a xlink:type="simple" xlink:href="https://reactjs.org/docs/typechecking-with-proptypes.html" office:target-frame-name="_blank" xlink:show="new" text:style-name="Internet_20_link" text:visited-style-name="Visited_20_Internet_20_Link">https://reactjs.org/docs/typechecking-with-proptypes.html</text:a></text:p>
        </text:list-item>
        <text:list-item>
          <text:p text:style-name="P13">Higher Order Components: <text:a xlink:type="simple" xlink:href="https://reactjs.org/docs/higher-order-components.html" office:target-frame-name="_blank" xlink:show="new" text:style-name="Internet_20_link" text:visited-style-name="Visited_20_Internet_20_Link">https://reactjs.org/docs/higher-order-components.html</text:a></text:p>
        </text:list-item>
        <text:list-item>
          <text:p text:style-name="P13">Refs: <text:a xlink:type="simple" xlink:href="https://reactjs.org/docs/refs-and-the-dom.html" office:target-frame-name="_blank" xlink:show="new" text:style-name="Internet_20_link" text:visited-style-name="Visited_20_Internet_20_Link">https://reactjs.org/docs/refs-and-the-dom.html</text:a></text:p>
        </text:list-item>
      </text:list>
      <text:p text:style-name="Standard"/>
      <text:p text:style-name="P2">Useful Resources &amp; Links</text:p>
      <text:list xml:id="list800833195" text:style-name="L7">
        <text:list-item>
          <text:p text:style-name="P14">React Router Docs: <text:a xlink:type="simple" xlink:href="https://reacttraining.com/react-router/web/guides/philosophy" office:target-frame-name="_blank" xlink:show="new" text:style-name="Internet_20_link" text:visited-style-name="Visited_20_Internet_20_Link">https://reacttraining.com/react-router/web/guides/philosophy</text:a></text:p>
        </text:list-item>
      </text:list>
      <text:p text:style-name="Standard"/>
      <text:p text:style-name="P4"/>
      <text:p text:style-name="P2">Useful Resources &amp; Links</text:p>
      <text:list xml:id="list3944536087" text:style-name="L8">
        <text:list-item>
          <text:p text:style-name="P31">Validate.js (you may import its functionality into your React projects): <text:a xlink:type="simple" xlink:href="https://validatejs.org/" office:target-frame-name="_blank" xlink:show="new" text:style-name="Internet_20_link" text:visited-style-name="Visited_20_Internet_20_Link">https://validatejs.org/</text:a></text:p>
        </text:list-item>
        <text:list-item>
          <text:p text:style-name="P15">Get more ideas about potential validation approaches: <text:a xlink:type="simple" xlink:href="https://react.rocks/tag/Validation" office:target-frame-name="_blank" xlink:show="new" text:style-name="Internet_20_link" text:visited-style-name="Visited_20_Internet_20_Link">https://react.rocks/tag/Validation</text:a></text:p>
        </text:list-item>
      </text:list>
      <text:p text:style-name="Text_20_body">Alternatives to the manual approach taken in this course:</text:p>
      <text:list xml:id="list145794076" text:style-name="L9">
        <text:list-item>
          <text:p text:style-name="P32">react-validation package: <text:a xlink:type="simple" xlink:href="https://www.npmjs.com/package/react-validation" office:target-frame-name="_blank" xlink:show="new" text:style-name="Internet_20_link" text:visited-style-name="Visited_20_Internet_20_Link">https://www.npmjs.com/package/react-validation</text:a></text:p>
        </text:list-item>
        <text:list-item>
          <text:p text:style-name="P16">formsy-react package: <text:a xlink:type="simple" xlink:href="https://github.com/christianalfoni/formsy-react" office:target-frame-name="_blank" xlink:show="new" text:style-name="Internet_20_link" text:visited-style-name="Visited_20_Internet_20_Link">https://github.com/christianalfoni/formsy-react</text:a></text:p>
        </text:list-item>
      </text:list>
      <text:p text:style-name="Standard"/>
      <text:p text:style-name="Standard"/>
      <text:p text:style-name="P2">Useful Resources &amp; Links</text:p>
      <text:list xml:id="list2034539147" text:style-name="L10">
        <text:list-item>
          <text:p text:style-name="P17">Redux Docs: <text:a xlink:type="simple" xlink:href="https://redux.js.org/" office:target-frame-name="_blank" xlink:show="new" text:style-name="Internet_20_link" text:visited-style-name="Visited_20_Internet_20_Link">https://redux.js.org/</text:a></text:p>
        </text:list-item>
        <text:list-item>
          <text:p text:style-name="P17">Core Concepts: <text:a xlink:type="simple" xlink:href="https://redux.js.org/introduction/core-concepts" office:target-frame-name="_blank" xlink:show="new" text:style-name="Internet_20_link" text:visited-style-name="Visited_20_Internet_20_Link">https://redux.js.org/introduction/core-concepts</text:a></text:p>
        </text:list-item>
        <text:list-item>
          <text:p text:style-name="P17">Actions: <text:a xlink:type="simple" xlink:href="https://redux.js.org/basics/actions" office:target-frame-name="_blank" xlink:show="new" text:style-name="Internet_20_link" text:visited-style-name="Visited_20_Internet_20_Link">https://redux.js.org/basics/actions</text:a></text:p>
        </text:list-item>
        <text:list-item>
          <text:p text:style-name="P17">Reducers: <text:a xlink:type="simple" xlink:href="https://redux.js.org/basics/reducers" office:target-frame-name="_blank" xlink:show="new" text:style-name="Internet_20_link" text:visited-style-name="Visited_20_Internet_20_Link">https://redux.js.org/basics/reducers</text:a></text:p>
        </text:list-item>
        <text:list-item>
          <text:p text:style-name="P17">Redux FAQs: <text:a xlink:type="simple" xlink:href="https://redux.js.org/faq" office:target-frame-name="_blank" xlink:show="new" text:style-name="Internet_20_link" text:visited-style-name="Visited_20_Internet_20_Link">https://redux.js.org/faq</text:a></text:p>
        </text:list-item>
      </text:list>
      <text:p text:style-name="Standard"/>
      <text:p text:style-name="Standard"/>
      <text:p text:style-name="P2">Useful Resources &amp; Links</text:p>
      <text:list xml:id="list1165240806" text:style-name="L11">
        <text:list-item>
          <text:p text:style-name="P33">SPA Authentication in general: <text:a xlink:type="simple" xlink:href="https://stormpath.com/blog/token-auth-spa" office:target-frame-name="_blank" xlink:show="new" text:style-name="Internet_20_link" text:visited-style-name="Visited_20_Internet_20_Link">https://stormpath.com/blog/token-auth-spa</text:a></text:p>
        </text:list-item>
        <text:list-item>
          <text:p text:style-name="P18">Firebase authentication REST API: <text:a xlink:type="simple" xlink:href="https://firebase.google.com/docs/reference/rest/auth/" office:target-frame-name="_blank" xlink:show="new" text:style-name="Internet_20_link" text:visited-style-name="Visited_20_Internet_20_Link">https://firebase.google.com/docs/reference/rest/auth/</text:a> </text:p>
        </text:list-item>
      </text:list>
      <text:p text:style-name="P1"/>
      <text:p text:style-name="P2">Useful Resources &amp; Links</text:p>
      <text:list xml:id="list1990676829" text:style-name="L12">
        <text:list-item>
          <text:p text:style-name="P34">Enzyme API: <text:a xlink:type="simple" xlink:href="http://airbnb.io/enzyme/docs/api/" office:target-frame-name="_blank" xlink:show="new" text:style-name="Internet_20_link" text:visited-style-name="Visited_20_Internet_20_Link">http://airbnb.io/enzyme/docs/api/</text:a></text:p>
        </text:list-item>
        <text:list-item>
          <text:p text:style-name="P19">Jest Docs: <text:a xlink:type="simple" xlink:href="https://facebook.github.io/jest/" office:target-frame-name="_blank" xlink:show="new" text:style-name="Internet_20_link" text:visited-style-name="Visited_20_Internet_20_Link">https://facebook.github.io/jest/</text:a></text:p>
        </text:list-item>
      </text:list>
      <text:p text:style-name="P1"/>
      <text:p text:style-name="P2">Useful Resources &amp; Links</text:p>
      <text:list xml:id="list2570071103" text:style-name="L13">
        <text:list-item>
          <text:p text:style-name="P35">Webpack Docs: <text:a xlink:type="simple" xlink:href="https://webpack.js.org/concepts/" office:target-frame-name="_blank" xlink:show="new" text:style-name="Internet_20_link" text:visited-style-name="Visited_20_Internet_20_Link">https://webpack.js.org/concepts/</text:a></text:p>
        </text:list-item>
        <text:list-item>
          <text:p text:style-name="P20">More about Babel: <text:a xlink:type="simple" xlink:href="https://babeljs.io/" office:target-frame-name="_blank" xlink:show="new" text:style-name="Internet_20_link" text:visited-style-name="Visited_20_Internet_20_Link">https://babeljs.io/</text:a></text:p>
        </text:list-item>
      </text:list>
      <text:p text:style-name="P1"/>
      <text:p text:style-name="P2">Useful Resources &amp; Links</text:p>
      <text:list xml:id="list1478359173" text:style-name="L14">
        <text:list-item>
          <text:p text:style-name="P21">Next.js Repo &amp; Docs: <text:a xlink:type="simple" xlink:href="https://github.com/zeit/next.js/" office:target-frame-name="_blank" xlink:show="new" text:style-name="Internet_20_link" text:visited-style-name="Visited_20_Internet_20_Link">https://github.com/zeit/next.js/</text:a></text:p>
        </text:list-item>
      </text:list>
      <text:p text:style-name="Standard"><text:soft-page-break/><text:span text:style-name="T1">Useful Resources &amp; Links</text:span></text:p>
      <text:list xml:id="list763704695" text:style-name="L15">
        <text:list-item>
          <text:p text:style-name="P36">More on CSS Transitions: <text:a xlink:type="simple" xlink:href="https://developer.mozilla.org/en-US/docs/Web/CSS/CSS_Transitions/Using_CSS_transitions" office:target-frame-name="_blank" xlink:show="new" text:style-name="Internet_20_link" text:visited-style-name="Visited_20_Internet_20_Link">https://developer.mozilla.org/en-US/docs/Web/CSS/CSS_Transitions/Using_CSS_transitions</text:a></text:p>
        </text:list-item>
        <text:list-item>
          <text:p text:style-name="P36">More on CSS Animations: <text:a xlink:type="simple" xlink:href="https://developer.mozilla.org/en-US/docs/Web/CSS/CSS_Animations/Using_CSS_animations" office:target-frame-name="_blank" xlink:show="new" text:style-name="Internet_20_link" text:visited-style-name="Visited_20_Internet_20_Link">https://developer.mozilla.org/en-US/docs/Web/CSS/CSS_Animations/Using_CSS_animations</text:a></text:p>
        </text:list-item>
        <text:list-item>
          <text:p text:style-name="P36">More on ReactTransitionGroup: <text:a xlink:type="simple" xlink:href="https://github.com/reactjs/react-transition-group" office:target-frame-name="_blank" xlink:show="new" text:style-name="Internet_20_link" text:visited-style-name="Visited_20_Internet_20_Link">https://github.com/reactjs/react-transition-group</text:a></text:p>
        </text:list-item>
        <text:list-item>
          <text:p text:style-name="P36">Alternative =&gt; React Motion: <text:a xlink:type="simple" xlink:href="https://github.com/chenglou/react-motion" office:target-frame-name="_blank" xlink:show="new" text:style-name="Internet_20_link" text:visited-style-name="Visited_20_Internet_20_Link">https://github.com/chenglou/react-motion</text:a></text:p>
        </text:list-item>
        <text:list-item>
          <text:p text:style-name="P36">Alternative =&gt; React Move: <text:a xlink:type="simple" xlink:href="https://github.com/react-tools/react-move" office:target-frame-name="_blank" xlink:show="new" text:style-name="Internet_20_link" text:visited-style-name="Visited_20_Internet_20_Link">https://github.com/react-tools/react-move</text:a></text:p>
        </text:list-item>
        <text:list-item>
          <text:p text:style-name="P22">Animating Route Animations: <text:a xlink:type="simple" xlink:href="https://github.com/maisano/react-router-transition" office:target-frame-name="_blank" xlink:show="new" text:style-name="Internet_20_link" text:visited-style-name="Visited_20_Internet_20_Link">https://github.com/maisano/react-router-transition</text:a></text:p>
        </text:list-item>
      </text:list>
      <text:p text:style-name="Standard"/>
      <text:p text:style-name="P6">Useful Links:</text:p>
      <text:list xml:id="list2743282172" text:style-name="L16">
        <text:list-item>
          <text:p text:style-name="P37">Redux Saga: Full Documentation =&gt; <text:a xlink:type="simple" xlink:href="https://redux-saga.js.org/" office:target-frame-name="_blank" xlink:show="new" text:style-name="Internet_20_link" text:visited-style-name="Visited_20_Internet_20_Link">https://redux-saga.js.org/</text:a></text:p>
        </text:list-item>
        <text:list-item>
          <text:p text:style-name="P37">Advanced Concepts: <text:a xlink:type="simple" xlink:href="https://redux-saga.js.org/docs/advanced/" office:target-frame-name="_blank" xlink:show="new" text:style-name="Internet_20_link" text:visited-style-name="Visited_20_Internet_20_Link">https://redux-saga.js.org/docs/advanced/</text:a></text:p>
        </text:list-item>
        <text:list-item>
          <text:p text:style-name="P37">API Reference: <text:a xlink:type="simple" xlink:href="https://redux-saga.js.org/docs/api/" office:target-frame-name="_blank" xlink:show="new" text:style-name="Internet_20_link" text:visited-style-name="Visited_20_Internet_20_Link">https://redux-saga.js.org/docs/api/</text:a></text:p>
        </text:list-item>
        <text:list-item>
          <text:p text:style-name="P23">Pros &amp; Cons for Redux Saga vs Thunks: <text:a xlink:type="simple" xlink:href="https://stackoverflow.com/questions/34930735/pros-cons-of-using-redux-saga-with-es6-generators-vs-redux-thunk-with-es2017-asy/34933395" office:target-frame-name="_blank" xlink:show="new" text:style-name="Internet_20_link" text:visited-style-name="Visited_20_Internet_20_Link">https://stackoverflow.com/questions/34930735/pros-cons-of-using-redux-saga-with-es6-generators-vs-redux-thunk-with-es2017-asy/34933395</text:a></text:p>
        </text:list-item>
      </text:list>
      <text:p text:style-name="P1"/>
      <text:p text:style-name="P2">Useful Resources &amp; Links</text:p>
      <text:p text:style-name="Text_20_body">Useful Resources:</text:p>
      <text:list xml:id="list2780498154" text:style-name="L17">
        <text:list-item>
          <text:p text:style-name="P24">Official Hooks Docs: <text:a xlink:type="simple" xlink:href="https://reactjs.org/docs/hooks-intro.html" office:target-frame-name="_blank" xlink:show="new" text:style-name="Internet_20_link" text:visited-style-name="Visited_20_Internet_20_Link">https://reactjs.org/docs/hooks-intro.html</text:a></text:p>
        </text:list-item>
      </text:list>
      <text:p text:style-name="P2"/>
      <text:p text:style-name="P2">Useful Resources &amp; Links</text:p>
      <text:p text:style-name="Text_20_body">These resources might also be helpful:</text:p>
      <text:list xml:id="list3836519816" text:style-name="L18">
        <text:list-item>
          <text:p text:style-name="P25">More on React Hooks: <text:a xlink:type="simple" xlink:href="https://reactjs.org/docs/hooks-intro.html" office:target-frame-name="_blank" xlink:show="new" text:style-name="Internet_20_link" text:visited-style-name="Visited_20_Internet_20_Link">https://reactjs.org/docs/hooks-intro.html</text:a></text:p>
        </text:list-item>
        <text:list-item>
          <text:p text:style-name="P25">npm Custom Store Hook package: <text:a xlink:type="simple" xlink:href="https://www.npmjs.com/package/use-global-hook" office:target-frame-name="_blank" xlink:show="new" text:style-name="Internet_20_link" text:visited-style-name="Visited_20_Internet_20_Link">https://www.npmjs.com/package/use-global-hook</text:a></text:p>
        </text:list-item>
      </text:list>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a" fo:country="DK"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a" fo:country="DK"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1-03-13T06:37:03.911000000</dc:date>
    <meta:editing-duration>PT11H26M49S</meta:editing-duration>
    <meta:editing-cycles>23</meta:editing-cycles>
    <meta:generator>LibreOffice/6.4.2.2$Windows_X86_64 LibreOffice_project/4e471d8c02c9c90f512f7f9ead8875b57fcb1ec3</meta:generator>
    <meta:document-statistic meta:table-count="0" meta:image-count="0" meta:object-count="0" meta:page-count="11" meta:paragraph-count="213" meta:word-count="1810" meta:character-count="15494" meta:non-whitespace-character-count="13517"/>
  </office:meta>
</office:document-meta>
</file>